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691437111106896940" text:style-name="Outline">
        <text:list-item>
          <text:p text:style-name="P1">We The People – Empowered</text:p>
        </text:list-item>
      </text:list>
      <text:p text:style-name="Standard">Final Script for first video-short episode, ready for Voiceover &amp; Storyboard <text:line-break/></text:p>
      <text:list xml:id="list41305322" text:continue-numbering="true" text:style-name="Outline">
        <text:list-item>
          <text:list>
            <text:list-item>
              <text:h text:style-name="Heading_20_2" text:outline-level="2">[0–10s | DARK, UNEASY]</text:h>
            </text:list-item>
          </text:list>
        </text:list-item>
      </text:list>
      <text:p text:style-name="Standard">"People disappear in broad daylight.<text:line-break/>As we watch on our screens.<text:line-break/>And do nothing."</text:p>
      <text:p text:style-name="Standard">→ Visual: woman dragged over broken placard, others recording via phones, in silence, kids cry silently.</text:p>
      <text:list xml:id="list41303271" text:continue-numbering="true" text:style-name="Outline">
        <text:list-item>
          <text:list>
            <text:list-item>
              <text:h text:style-name="Heading_20_2" text:outline-level="2">[10–20s | CREEPING DREAD]</text:h>
            </text:list-item>
          </text:list>
        </text:list-item>
      </text:list>
      <text:p text:style-name="Standard">"We called ourselves free.<text:line-break/>We taught our children to speak up.<text:line-break/>Now we scroll past in silence.<text:line-break/>And pretend it’s normal."</text:p>
      <text:p text:style-name="Standard">→ Visual: flashing headlines, detained activists, creeping facial recognition overlays.</text:p>
      <text:list xml:id="list41307763" text:continue-numbering="true" text:style-name="Outline">
        <text:list-item>
          <text:list>
            <text:list-item>
              <text:h text:style-name="Heading_20_2" text:outline-level="2">[20–35s | TURNING POINT – CALL TO CONSCIENCE]</text:h>
            </text:list-item>
          </text:list>
        </text:list-item>
      </text:list>
      <text:p text:style-name="Standard">"Democracies fade away in darkness.<text:line-break/>One right, one freedom at a time.<text:line-break/>Until all that remains is our silence.<text:line-break/>And our shame."<text:line-break/><text:line-break/>"But, We The People, are many.<text:line-break/>And they are few.<text:line-break/>Democracy isn’t what we watch.<text:line-break/>It’s what we build."</text:p>
      <text:p text:style-name="Standard">→ Visual: citizens looking up, scrolling digital map of community actions, hands building signs, teens creating protest art.</text:p>
      <text:list xml:id="list41276597" text:continue-numbering="true" text:style-name="Outline">
        <text:list-item>
          <text:list>
            <text:list-item>
              <text:h text:style-name="Heading_20_2" text:outline-level="2">[35–50s | PLATFORM TEASER – SOLUTION VISION]</text:h>
            </text:list-item>
          </text:list>
        </text:list-item>
      </text:list>
      <text:p text:style-name="Standard">"GroupBuild doesn’t fight the system. It rewrites it.<text:line-break/>Map. Meet. Move.<text:line-break/>Find your people.<text:line-break/>Feel their power.<text:line-break/>Feel yours."</text:p>
      <text:p text:style-name="Standard">→ Visual: GroupBuild UI glimpses – map pins, chat rooms, protest scheduling, BeAxa moderation badge overlay.</text:p>
      <text:list xml:id="list41278188" text:continue-numbering="true" text:style-name="Outline">
        <text:list-item>
          <text:list>
            <text:list-item>
              <text:h text:style-name="Heading_20_2" text:outline-level="2"><text:soft-page-break/>[50–60s | HOPEFUL RISE + CLOSE]</text:h>
            </text:list-item>
          </text:list>
        </text:list-item>
      </text:list>
      <text:p text:style-name="Standard">"No kings. No scapegoats. No victims.<text:line-break/>Just us.<text:line-break/>We the People—<text:line-break/>Empowered."</text:p>
      <text:p text:style-name="Standard">→ Visual: crowd forming shape of torch or shield, fade to logo + URL + “Join Us.” C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name-complex="F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name-complex="F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name-complex="F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style:font-name-complex="F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name-complex="F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name-complex="F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2</meta:editing-cycles>
    <meta:creation-date>2013-12-23T23:15:00</meta:creation-date>
    <dc:date>2025-06-22T21:02:49.02</dc:date>
    <meta:editing-duration>PT2M27S</meta:editing-duration>
    <meta:generator>OpenOffice/4.1.15$Win32 OpenOffice.org_project/4115m2$Build-9813</meta:generator>
    <meta:document-statistic meta:table-count="0" meta:image-count="0" meta:object-count="0" meta:page-count="2" meta:paragraph-count="17" meta:word-count="231" meta:character-count="1399"/>
    <dc:creator>Rick Ballard</dc:creator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